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5688in"/>
    </style:style>
    <style:style style:name="Table1.B" style:family="table-column">
      <style:table-column-properties style:column-width="2.1174in"/>
    </style:style>
    <style:style style:name="Table1.C" style:family="table-column">
      <style:table-column-properties style:column-width="3.0069in"/>
    </style:style>
    <style:style style:name="Table1.A1" style:family="table-cell">
      <style:table-cell-properties style:vertical-align="middle" fo:padding="0.0729in" fo:border="0.05pt solid #d1d1d1"/>
    </style:style>
    <style:style style:name="P1" style:family="paragraph" style:parent-style-name="Heading_20_3">
      <style:paragraph-properties fo:text-align="start" style:justify-single-word="false"/>
      <style:text-properties officeooo:rsid="001d4474" officeooo:paragraph-rsid="001d4474"/>
    </style:style>
    <style:style style:name="P2" style:family="paragraph" style:parent-style-name="Standard">
      <style:text-properties officeooo:rsid="001c8673" officeooo:paragraph-rsid="001c8673"/>
    </style:style>
    <style:style style:name="P3" style:family="paragraph" style:parent-style-name="Standard">
      <style:text-properties officeooo:paragraph-rsid="001c8673"/>
    </style:style>
    <style:style style:name="P4" style:family="paragraph" style:parent-style-name="Standard" style:list-style-name="L1">
      <style:paragraph-properties fo:text-align="start" style:justify-single-word="false"/>
      <style:text-properties officeooo:rsid="001d4474" officeooo:paragraph-rsid="001d4474"/>
    </style:style>
    <style:style style:name="P5" style:family="paragraph" style:parent-style-name="Standard" style:list-style-name="L1">
      <style:text-properties officeooo:rsid="001d4474" officeooo:paragraph-rsid="001d4474"/>
    </style:style>
    <style:style style:name="P6" style:family="paragraph" style:parent-style-name="Standard">
      <style:text-properties fo:font-size="14pt" fo:font-weight="bold" officeooo:rsid="001d4474" officeooo:paragraph-rsid="001d4474" style:font-size-asian="14pt" style:font-weight-asian="bold" style:font-size-complex="14pt" style:font-weight-complex="bold"/>
    </style:style>
    <style:style style:name="P7" style:family="paragraph" style:parent-style-name="Standard">
      <style:text-properties fo:font-size="14pt" fo:font-weight="bold" officeooo:rsid="001c8673" officeooo:paragraph-rsid="001c8673" style:font-size-asian="14pt" style:font-weight-asian="bold" style:font-size-complex="14pt" style:font-weight-complex="bold"/>
    </style:style>
    <style:style style:name="P8" style:family="paragraph" style:parent-style-name="Standard">
      <style:text-properties fo:font-size="14pt" fo:font-weight="bold" officeooo:paragraph-rsid="001c8673" style:font-size-asian="14pt" style:font-weight-asian="bold" style:font-size-complex="14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in" fo:margin-right="0in" fo:text-align="start" style:justify-single-word="false" fo:text-indent="0in" style:auto-text-indent="false"/>
    </style:style>
    <style:style style:name="P11" style:family="paragraph" style:parent-style-name="Table_20_Heading">
      <style:paragraph-properties fo:margin-left="0in" fo:margin-right="0in" fo:text-indent="0in" style:auto-text-indent="false"/>
      <style:text-properties fo:font-size="2pt" style:font-size-asian="2pt" style:font-size-complex="2pt"/>
    </style:style>
    <style:style style:name="P12" style:family="paragraph" style:parent-style-name="Table_20_Heading">
      <style:paragraph-properties fo:margin-left="0in" fo:margin-right="0in" fo:text-align="start" style:justify-single-word="false" fo:text-indent="0in" style:auto-text-indent="false"/>
    </style:style>
    <style:style style:name="P13" style:family="paragraph" style:parent-style-name="Text_20_body">
      <style:paragraph-properties fo:text-align="start" style:justify-single-word="false"/>
      <style:text-properties officeooo:rsid="001d4474" officeooo:paragraph-rsid="001dd0cc"/>
    </style:style>
    <style:style style:name="P14" style:family="paragraph" style:parent-style-name="Text_20_body" style:list-style-name="L2">
      <style:paragraph-properties fo:text-align="start" style:justify-single-word="false"/>
      <style:text-properties officeooo:rsid="001d4474" officeooo:paragraph-rsid="001dd0cc"/>
    </style:style>
    <style:style style:name="P15" style:family="paragraph" style:parent-style-name="Text_20_body">
      <style:paragraph-properties fo:text-align="start" style:justify-single-word="false"/>
      <style:text-properties officeooo:paragraph-rsid="001dd0cc"/>
    </style:style>
    <style:style style:name="T1" style:family="text">
      <style:text-properties officeooo:rsid="001c8673"/>
    </style:style>
    <style:style style:name="T2" style:family="text">
      <style:text-properties fo:font-weight="bold" style:font-weight-asian="bold" style:font-weight-complex="bold"/>
    </style:style>
    <style:style style:name="T3" style:family="text">
      <style:text-properties fo:font-weight="bold" officeooo:rsid="001c8673" style:font-weight-asian="bold" style:font-weight-complex="bold"/>
    </style:style>
    <style:style style:name="T4" style:family="text">
      <style:text-properties fo:font-weight="bold" officeooo:rsid="001dd0cc" style:font-weight-asian="bold" style:font-weight-complex="bold"/>
    </style:style>
    <style:style style:name="T5" style:family="text">
      <style:text-properties officeooo:rsid="001dd0cc"/>
    </style:style>
    <style:style style:name="T6" style:family="text">
      <style:text-properties fo:font-weight="normal" style:font-weight-asian="normal" style:font-weight-complex="normal"/>
    </style:style>
    <style:style style:name="T7" style:family="text">
      <style:text-properties fo:font-weight="normal" officeooo:rsid="001dd0cc" style:font-weight-asian="normal" style:font-weight-complex="normal"/>
    </style:style>
    <style:style style:name="T8" style:family="text">
      <style:text-properties fo:font-size="14pt" fo:font-weight="bold" officeooo:rsid="001dd0cc" style:font-size-asian="14pt" style:font-weight-asian="bold" style:font-size-complex="14pt" style:font-weight-complex="bold"/>
    </style:style>
    <style:style style:name="T9" style:family="text">
      <style:text-properties officeooo:rsid="001ed60d"/>
    </style:style>
    <style:style style:name="T10" style:family="text">
      <style:text-properties fo:color="#000000"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éfinition ELT <text:span text:style-name="T5">et </text:span><text:s/>ETL</text:p>
      <text:p text:style-name="P2"/>
      <text:p text:style-name="P3"><text:span text:style-name="T3">Extract Transform and Load (ELT)</text:span><text:span text:style-name="T1">: </text:span>est le processus qui consiste à rendre ces données disponibles en les collectant auprès de sources multiples et en les soumettant à des opérations de nettoyage, de transformation et, au final, d'analytique métier.</text:p>
      <text:p text:style-name="P3"/>
      <text:p text:style-name="P3"><text:span text:style-name="T2">Extract Load and Transform </text:span><text:span text:style-name="T3">(</text:span><text:span text:style-name="T2">ELT</text:span><text:span text:style-name="T3">):</text:span><text:span text:style-name="T1"> </text:span>utrement dit, les données sont chargées dès qu'elles sont extraites sans être préalablement transformées. Elles sont ensuite converties dans le format requis directement depuis le référentiel.</text:p>
      <text:p text:style-name="P3"><text:s/></text:p>
      <text:p text:style-name="P6"><text:span text:style-name="T5">L</text:span>es points commun entre <text:span text:style-name="T5">ELT et ETL</text:span></text:p>
      <text:list text:style-name="L1">
        <text:list-item>
          <text:p text:style-name="P5">Gestion efficace des données: </text:p>
        </text:list-item>
        <text:list-item>
          <text:p text:style-name="P4">Automati<text:span text:style-name="T5">sation: </text:span></text:p>
        </text:list-item>
        <text:list-item>
          <text:p text:style-name="P4"><text:span text:style-name="Strong_20_Emphasis"><text:span text:style-name="T6">Gouvernance des données: </text:span></text:span></text:p>
        </text:list-item>
      </text:list>
      <text:h text:style-name="P1" text:outline-level="3"><text:bookmark text:name="affect-data-process"/><text:span text:style-name="Strong_20_Emphasis"><text:span text:style-name="T2">L'impact des différences sur le traitement des données</text:span></text:span></text:h>
      <text:list text:style-name="L2">
        <text:list-item>
          <text:p text:style-name="P14"><text:span text:style-name="Strong_20_Emphasis"><text:span text:style-name="T7">Disponibilité</text:span></text:span></text:p>
        </text:list-item>
        <text:list-item>
          <text:p text:style-name="P14"><text:span text:style-name="Strong_20_Emphasis"><text:span text:style-name="T7">Flexibilité</text:span></text:span></text:p>
        </text:list-item>
        <text:list-item>
          <text:p text:style-name="P14"><text:span text:style-name="Strong_20_Emphasis"><text:span text:style-name="T7">Accessibilité</text:span></text:span></text:p>
        </text:list-item>
        <text:list-item>
          <text:p text:style-name="P14"><text:span text:style-name="Strong_20_Emphasis"><text:span text:style-name="T7">Evolutivité</text:span></text:span></text:p>
        </text:list-item>
        <text:list-item>
          <text:p text:style-name="P14"><text:span text:style-name="Strong_20_Emphasis"><text:span text:style-name="T7">Vitesse</text:span></text:span></text:p>
        </text:list-item>
        <text:list-item>
          <text:p text:style-name="P14"><text:span text:style-name="Strong_20_Emphasis"><text:span text:style-name="T7">Maintenance</text:span></text:span></text:p>
        </text:list-item>
        <text:list-item>
          <text:p text:style-name="P14"><text:span text:style-name="Strong_20_Emphasis"><text:span text:style-name="T7">Stockage</text:span></text:span></text:p>
        </text:list-item>
        <text:list-item>
          <text:p text:style-name="P14"><text:span text:style-name="Strong_20_Emphasis"><text:span text:style-name="T7">Confotmité</text:span></text:span></text:p>
        </text:list-item>
      </text:list>
      <text:p text:style-name="P13"><text:span text:style-name="Strong_20_Emphasis"><text:span text:style-name="T8">Comment utiliser <text:s/>ELT ou ETL</text:span></text:span></text:p>
      <text:p text:style-name="P15"><text:span text:style-name="Strong_20_Emphasis"><text:span text:style-name="T5"><text:s/>Synchronisation des données :</text:span></text:span><text:span text:style-name="Strong_20_Emphasis"><text:span text:style-name="T7"> si votre entreprise a besoin de combiner les données de différentes sources au sein d'un format structuré unifié, l'ETL est une excellente option permettant de traiter les données avant de les stocker.</text:span></text:span></text:p>
      <text:p text:style-name="P15"><text:span text:style-name="Strong_20_Emphasis">Modernisation des systèmes traditionnels :</text:span> l'ETL est aussi très intéressant si vous devez migrer les données de systèmes hérités et les adapter de façon cohérente à votre nouveau système</text:p>
      <text:p text:style-name="P15"><text:span text:style-name="Strong_20_Emphasis">Conformité :</text:span> comme mentionné précédemment, le modèle ETL simplifie considérablement la mise en conformité relative à la confidentialité des données. Si votre entreprise exerce dans un domaine qui l'amène à manipuler des données particulièrement sensibles, comme dans le secteur de la santé ou de la finance, l'ETL peut être à privilégier.</text:p>
      <text:p text:style-name="P15"><text:span text:style-name="Strong_20_Emphasis">Volume des données :</text:span> en revanche, si votre organisation a besoin de traiter régulièrement de grands volumes de données, des transactions client par exemple, l'ELT sera sans doute mieux adapté du fait de sa flexibilité.</text:p>
      <text:p text:style-name="P15"><text:span text:style-name="Strong_20_Emphasis">Vitesse d'accès :</text:span> de la même façon, si votre modèle commercial s'appuie sur le traitement de données générées et exploitées en temps réel, l'ELT peut, là encore, s'avérer idéal, n'impliquant aucun délai superflu dans l'accès aux données.</text:p>
      <text:p text:style-name="P13"><text:span text:style-name="Strong_20_Emphasis"><text:span text:style-name="T7"/></text:span></text:p>
      <text:p text:style-name="P3"><text:soft-page-break/></text:p>
      <text:p text:style-name="P3"><text:span text:style-name="T2">Le data warehouse</text:span>: <text:s/>stocke ces données traitées pour qu'elles soient accessibles aux décideurs. La fréquence à laquelle les données sont collectées, les opérations de formatage, etc., varient en fonction des besoins de l'entreprise.</text:p>
      <text:p text:style-name="P3"><text:span text:style-name="T3">Data lake</text:span><text:span text:style-name="T1">: </text:span>est un environnement de stockage à faible coût, qui héberge généralement des pétaoctets de données brutes.Contrairement à un entrepôt de données, un data lake peut stocker à la fois des données structurées et non structurées, et il ne nécessite pas de schéma défini pour stocker les données, une caractéristique connue sous le nom de « schéma en lecture ».Cette flexibilité en matière de stockage est particulièrement utile pour les data scientists, les ingénieurs en traitement de données et les développeurs, car elle leur permet d'accéder aux données pour des exercices de découverte de données et des projets de machine learning.</text:p>
      <text:p text:style-name="P3"><text:s/></text:p>
      <text:p text:style-name="P8"><text:span text:style-name="T1">La différence entre Data lake et Data warehouse </text:span></text:p>
      <text:p text:style-name="P3"/>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
            </table:table-cell>
            <table:table-cell table:style-name="Table1.A1" office:value-type="string">
              <text:p text:style-name="P12"><text:span text:style-name="Strong_20_Emphasis">Data lake</text:span></text:p>
            </table:table-cell>
            <table:table-cell table:style-name="Table1.A1" office:value-type="string">
              <text:p text:style-name="P12"><text:span text:style-name="Strong_20_Emphasis">Data warehousse</text:span></text:p>
            </table:table-cell>
          </table:table-row>
        </table:table-header-rows>
        <table:table-row>
          <table:table-cell table:style-name="Table1.A1" office:value-type="string">
            <text:p text:style-name="P10"><text:span text:style-name="Strong_20_Emphasis">Structure des données</text:span></text:p>
          </table:table-cell>
          <table:table-cell table:style-name="Table1.A1" office:value-type="string">
            <text:p text:style-name="P10">Brutes</text:p>
          </table:table-cell>
          <table:table-cell table:style-name="Table1.A1" office:value-type="string">
            <text:p text:style-name="P10">Traitées/transformées</text:p>
          </table:table-cell>
        </table:table-row>
        <table:table-row>
          <table:table-cell table:style-name="Table1.A1" office:value-type="string">
            <text:p text:style-name="P10"><text:span text:style-name="Strong_20_Emphasis">Objet des données</text:span></text:p>
          </table:table-cell>
          <table:table-cell table:style-name="Table1.A1" office:value-type="string">
            <text:p text:style-name="P10">À déterminer</text:p>
          </table:table-cell>
          <table:table-cell table:style-name="Table1.A1" office:value-type="string">
            <text:p text:style-name="P10">Données actives</text:p>
          </table:table-cell>
        </table:table-row>
        <table:table-row>
          <table:table-cell table:style-name="Table1.A1" office:value-type="string">
            <text:p text:style-name="P10"><text:span text:style-name="Strong_20_Emphasis">Utilisateurs</text:span></text:p>
          </table:table-cell>
          <table:table-cell table:style-name="Table1.A1" office:value-type="string">
            <text:p text:style-name="P10">Data scientists</text:p>
          </table:table-cell>
          <table:table-cell table:style-name="Table1.A1" office:value-type="string">
            <text:p text:style-name="P10">Spécialistes</text:p>
          </table:table-cell>
        </table:table-row>
        <table:table-row>
          <table:table-cell table:style-name="Table1.A1" office:value-type="string">
            <text:p text:style-name="P10"><text:span text:style-name="Strong_20_Emphasis">Accessibilité</text:span></text:p>
          </table:table-cell>
          <table:table-cell table:style-name="Table1.A1" office:value-type="string">
            <text:p text:style-name="P10">Accès facile, mises à jour rapides</text:p>
          </table:table-cell>
          <table:table-cell table:style-name="Table1.A1" office:value-type="string">
            <text:p text:style-name="P9">Modifications plus complexes et plus coûteuses</text:p>
          </table:table-cell>
        </table:table-row>
      </table:table>
      <text:p text:style-name="P3"/>
      <text:p text:style-name="P3"><text:span text:style-name="T9">De maniere général l</text:span>es entreprises ont souvent besoin des deux. Les data lakes sont nés de la nécessité d'exploiter les big data et des avantages à utiliser les données brutes, granulaires, <text:span text:style-name="T9">structurées et non structurées </text:span><text:span text:style-name="T10"><text:s/></text:span>avec le machine learning. Cependant, les data warehouses restent incontournables pour les analyses des utilisateurs inter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2:29:23.129800541</meta:creation-date>
    <dc:date>2024-09-30T14:21:28.629201946</dc:date>
    <meta:editing-duration>PT8M14S</meta:editing-duration>
    <meta:editing-cycles>1</meta:editing-cycles>
    <meta:document-statistic meta:table-count="1" meta:image-count="0" meta:object-count="0" meta:page-count="2" meta:paragraph-count="42" meta:word-count="535" meta:character-count="3509" meta:non-whitespace-character-count="3014"/>
    <meta:generator>LibreOffice/24.2.4.2$Linux_X86_64 LibreOffice_project/420$Build-2</meta:generator>
  </office:meta>
</office:document-meta>
</file>